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5pt" fo:font-weight="bold" officeooo:paragraph-rsid="00085a09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3pt" fo:font-weight="normal" officeooo:paragraph-rsid="00085a09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paragraph-rsid="000b08c1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normal" officeooo:rsid="000ca874" officeooo:paragraph-rsid="000ca874" style:font-size-asian="13pt" style:font-weight-asian="normal" style:font-size-complex="13pt" style:font-weight-complex="normal"/>
    </style:style>
    <style:style style:name="P5" style:family="paragraph" style:parent-style-name="Table_20_Contents">
      <style:text-properties fo:font-size="13pt" officeooo:rsid="00085a09" officeooo:paragraph-rsid="00085a09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size="13pt" officeooo:rsid="00085a09" officeooo:paragraph-rsid="00085a09" style:font-size-asian="13pt" style:font-size-complex="13pt"/>
    </style:style>
    <style:style style:name="P7" style:family="paragraph" style:parent-style-name="Table_20_Contents">
      <style:text-properties fo:font-size="13pt" officeooo:rsid="000990d0" officeooo:paragraph-rsid="000990d0" style:font-size-asian="13pt" style:font-size-complex="13pt"/>
    </style:style>
    <style:style style:name="P8" style:family="paragraph" style:parent-style-name="Table_20_Contents">
      <style:text-properties fo:font-size="13pt" officeooo:rsid="000aa367" officeooo:paragraph-rsid="000aa367" style:font-size-asian="13pt" style:font-size-complex="13pt"/>
    </style:style>
    <style:style style:name="T1" style:family="text">
      <style:text-properties officeooo:rsid="00085a0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officeooo:rsid="000aebfb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skolci Egyetem</text:p>
      <text:p text:style-name="P1">Gépészmérnöki és Informatikai Kar </text:p>
      <text:p text:style-name="P1">Általános Informatikai Tanszék</text:p>
      <text:p text:style-name="P1"/>
      <text:p text:style-name="P1">WEB technológiák II.</text:p>
      <text:p text:style-name="P2">Szak: Mérnök informatikus alapszak <text:span text:style-name="T1">levelező</text:span></text:p>
      <text:p text:style-name="P2">Kód: GEIAL33<text:span text:style-name="T4">4</text:span>-B<text:span text:style-name="T4">L</text:span></text:p>
      <text:p text:style-name="P2">Félév: Tavasz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6">Időpont</text:p>
          </table:table-cell>
          <table:table-cell table:style-name="Table1.B1" office:value-type="string">
            <text:p text:style-name="P6">Gyakorlat</text:p>
          </table:table-cell>
        </table:table-row>
        <table:table-row>
          <table:table-cell table:style-name="Table1.A2" office:value-type="string">
            <text:p text:style-name="P5">2019. 02. 22.</text:p>
          </table:table-cell>
          <table:table-cell table:style-name="Table1.B2" office:value-type="string">
            <text:p text:style-name="P5">SASS, Bootstrap</text:p>
          </table:table-cell>
        </table:table-row>
        <table:table-row>
          <table:table-cell table:style-name="Table1.A2" office:value-type="string">
            <text:p text:style-name="P5">2019. 03. 08.</text:p>
          </table:table-cell>
          <table:table-cell table:style-name="Table1.B2" office:value-type="string">
            <text:p text:style-name="P5">Npm, Nodejs alapok</text:p>
          </table:table-cell>
        </table:table-row>
        <table:table-row>
          <table:table-cell table:style-name="Table1.A2" office:value-type="string">
            <text:p text:style-name="P7">2019. 03. 29</text:p>
          </table:table-cell>
          <table:table-cell table:style-name="Table1.B2" office:value-type="string">
            <text:p text:style-name="P5">Nodejs - MongoDB</text:p>
          </table:table-cell>
        </table:table-row>
        <table:table-row>
          <table:table-cell table:style-name="Table1.A2" office:value-type="string">
            <text:p text:style-name="P8">2019. 04. 12.</text:p>
          </table:table-cell>
          <table:table-cell table:style-name="Table1.B2" office:value-type="string">
            <text:p text:style-name="P5">Vue js</text:p>
          </table:table-cell>
        </table:table-row>
        <table:table-row>
          <table:table-cell table:style-name="Table1.A2" office:value-type="string">
            <text:p text:style-name="P8">2019. 04. 26.</text:p>
          </table:table-cell>
          <table:table-cell table:style-name="Table1.B2" office:value-type="string">
            <text:p text:style-name="P5">Féléves feladat minta elkészítése</text:p>
          </table:table-cell>
        </table:table-row>
        <table:table-row>
          <table:table-cell table:style-name="Table1.A2" office:value-type="string">
            <text:p text:style-name="P8">2019. 05. 03.</text:p>
          </table:table-cell>
          <table:table-cell table:style-name="Table1.B2" office:value-type="string">
            <text:p text:style-name="P5">Féléves feladat bemutatása</text:p>
          </table:table-cell>
        </table:table-row>
      </table:table>
      <text:p text:style-name="P2"/>
      <text:p text:style-name="P2"><text:span text:style-name="T3">Évközi számonkérések: </text:span>A félév során egy önálló feladat kerül elkészítésre. A feladat célja egy webes alkalmazás prototípusának az implementálása a félév során tanult technológiák felhasználásával. Az alkalmazást fejlesztését a kiadott Use-Case diagramm alapján kell végrehajtani. A Use-Case diagram ismerteti az alkalmazás fő funkcióit és az elvárt viselkedését. Az adatstruktúrák és a felhasználói felület megtervezése a hallgató feladata. Az aláírás feltétele a féléves feladat elfogadható szintű teljesítése. </text:p>
      <text:p text:style-name="P2"/>
      <text:p text:style-name="P3"><text:span text:style-name="T2">Vizsga formája</text:span> </text:p>
      <text:p text:style-name="P3">írásbeli és szóbeli </text:p>
      <text:p text:style-name="P3">Vizsgára csak azon hallgató jelentkezhet, aki már megszerezte az aláírást. </text:p>
      <text:p text:style-name="P3"/>
      <text:p text:style-name="P3"><text:span text:style-name="T5">Írásbeli</text:span> </text:p>
      <text:p text:style-name="P3">Írásbeli vizsgára csak CV-s kurzus esetén van szükség. Akik az adott félévben szereztek aláírást azoknak az írásbeli részt helyett a féléves teljesítmény kerül beszámításra. Az írásbeli dolgozat elméleti, technológiai kérdéseket és programozási feladatot egyaránt tartalmazhat. </text:p>
      <text:p text:style-name="P3"/>
      <text:p text:style-name="P3"><text:span text:style-name="T5">Szóbeli </text:span></text:p>
      <text:p text:style-name="P3">A vizsgán a féléves teljesítmény alapján elért eredmények kerülnek értékelésre és megvédésre. A szóbeli vizsgán nyújtott teljesítmény az érdemjegyet befolyásolja.</text:p>
      <text:p text:style-name="P3"/>
      <text:p text:style-name="P4">Miskolc 2019. 01. 31 <text:tab/><text:tab/><text:tab/><text:tab/><text:tab/><text:tab/>………………………..</text:p>
      <text:p text:style-name="P4"><text:tab/><text:tab/><text:tab/><text:tab/><text:tab/><text:tab/><text:tab/><text:tab/><text:tab/><text:tab/>Sátán Ádám</text:p>
      <text:p text:style-name="P4"><text:tab/> <text:s text:c="4"/><text:tab/><text:tab/><text:tab/><text:tab/><text:tab/><text:tab/><text:tab/><text:tab/> <text:s text:c="6"/>Tanszéki mérnök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0:07:20.847453014</meta:creation-date>
    <dc:date>2019-03-06T10:35:35.398512430</dc:date>
    <meta:editing-duration>PT18M2S</meta:editing-duration>
    <meta:editing-cycles>5</meta:editing-cycles>
    <meta:generator>LibreOffice/6.1.4.2$Linux_X86_64 LibreOffice_project/10$Build-2</meta:generator>
    <meta:document-statistic meta:table-count="1" meta:image-count="0" meta:object-count="0" meta:page-count="1" meta:paragraph-count="32" meta:word-count="205" meta:character-count="1553" meta:non-whitespace-character-count="1334"/>
  </office:meta>
</office:document-meta>
</file>